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12b7" officeooo:paragraph-rsid="000512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gina de html realizada por Antonio Guerrer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22:02:24.213000000</meta:creation-date>
    <dc:date>2018-03-15T22:02:56.569000000</dc:date>
    <meta:editing-duration>PT34S</meta:editing-duration>
    <meta:editing-cycles>1</meta:editing-cycles>
    <meta:document-statistic meta:table-count="0" meta:image-count="0" meta:object-count="0" meta:page-count="1" meta:paragraph-count="1" meta:word-count="7" meta:character-count="45" meta:non-whitespace-character-count="39"/>
    <meta:generator>LibreOffice/5.4.4.2$Windows_X86_64 LibreOffice_project/2524958677847fb3bb44820e40380acbe820f960</meta:generator>
  </office:meta>
</office:document-meta>
</file>